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in" fo:margin-bottom="0.1866in" style:line-height-at-least="0.1866in" fo:text-align="justify" style:justify-single-word="false" fo:orphans="2" fo:widows="2" fo:text-indent="0in" style:auto-text-indent="false" fo:padding="0in" fo:border="none"/>
      <style:text-properties fo:font-variant="normal" fo:text-transform="none" fo:color="#000000" style:font-name="Arial" fo:font-size="10.550000190734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Nunc nec elit quis dolor rhoncus posuere vel non metus. Maecenas nec magna ipsum. Aenean eu nulla ac est accumsan aliquet id non lorem. Sed ullamcorper commodo placerat. Fusce lacinia vulputate mauris, eleifend scelerisque enim iaculis condimentum. Vivamus nec ligula elit. Etiam ultrices risus sit amet nunc placerat mollis. Proin malesuada, odio sed fringilla molestie, sapien nunc dignissim mi, quis vehicula est tellus vitae felis.</text:p>
      <text:p text:style-name="P1">Phasellus non ligula et felis vehicula interdum. Cras pellentesque porta tellus, quis tristique mauris placerat et. Donec ligula nunc, vehicula dictum ullamcorper vitae, elementum vitae risus. Praesent at purus neque. In hac habitasse platea dictumst. Nam egestas, erat placerat rutrum pharetra, tellus sem dapibus purus, ut tincidunt eros diam ut nulla. Vestibulum in mollis dolor. Nulla eu erat sit amet sem porta ultricies quis eu leo. Curabitur pulvinar massa vel ante accumsan adipiscing. Pellentesque a elit odio. Maecenas massa odio, venenatis nec iaculis vel, tempor ac libero. In tempus imperdiet ante a auctor. Maecenas dignissim mollis varius. Vivamus ornare elementum lacinia. Integer ac magna turpis, in euismod nisi.</text:p>
      <text:p text:style-name="P1">Nullam imperdiet convallis aliquet. Duis id dui at nulla tempus faucibus. Phasellus semper euismod libero vitae commodo. Curabitur velit diam, sodales at hendrerit auctor, tempus quis metus. Nunc sem nulla, fermentum at tincidunt nec, dignissim eget augue. Vestibulum ante ipsum primis in faucibus orci luctus et ultrices posuere cubilia Curae; Donec vitae dolor in nulla mollis tempus. Cras a dui a arcu ultrices facilisis. Ut malesuada libero ut lorem euismod commodo blandit non augue. Nullam est leo, tristique non commodo eu, viverra et erat. Nunc at adipiscing risus. Duis et magna nec eros euismod sodales at eget eros. Morbi eleifend vehicula mauris sit amet fermentum. Ut tempus arcu at enim rhoncus condimentum. Sed velit massa, tempus eget venenatis consequat, viverra et libero.</text:p>
      <text:p text:style-name="P1">Aenean adipiscing accumsan tortor at venenatis. Maecenas aliquam vestibulum cursus. Etiam fermentum nibh id libero rhoncus rhoncus. Integer mi sapien, dictum in porta quis, commodo in dui. Curabitur in erat non erat viverra feugiat. Sed commodo malesuada tincidunt. Aliquam erat volutpat. Nulla facilisi. Vivamus commodo sagittis sem, et condimentum sapien rhoncus nec.</text:p>
      <text:p text:style-name="P1">Class aptent taciti sociosqu ad litora torquent per conubia nostra, per inceptos himenaeos. Nunc congue lectus eget mauris posuere malesuada. Donec eleifend urna sed purus laoreet quis mollis massa iaculis. Fusce et turpis orci, id dictum libero. Vivamus euismod hendrerit ultrices. Donec at odio nisl. Donec non malesuada er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0T11:07:03</meta:creation-date>
    <dc:date>2012-04-10T11:07:32</dc:date>
    <meta:editing-duration>P0D</meta:editing-duration>
    <meta:editing-cycles>1</meta:editing-cycles>
    <meta:document-statistic meta:table-count="0" meta:image-count="0" meta:object-count="0" meta:page-count="1" meta:paragraph-count="5" meta:word-count="404" meta:character-count="2709" meta:non-whitespace-character-count="2310"/>
    <meta:generator>LibreOffice/3.5$Linux_X86_64 LibreOffice_project/350m1$Build-102</meta:generator>
  </office:meta>
</office:document-meta>
</file>